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B00000022866C32D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L1"/>
    <style:style style:name="T1" style:family="text">
      <style:text-properties fo:font-size="10pt" style:font-size-asian="10pt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as ist denn die „Reg4 – Serie“ und wieso taucht die hier auf?</text:p>
      <text:p text:style-name="P3"/>
      <text:p text:style-name="P3">Wie der Name schon sagt sollen hier mal alle Freebus-Module für die Hutschienenmontage gesammelt werden.</text:p>
      <text:p text:style-name="P3"/>
      <text:p text:style-name="P3">An dieser Stelle sollen keine individuellen Testbaugruppen auftauchen, sondern nur Baugruppen, die schon ausgiebig getestet wurden. Hier tauchen also nicht gleich die neusten Freebus-Enwicklungen auf.</text:p>
      <text:p text:style-name="P3"/>
      <text:p text:style-name="P3">Die Informationen zu den einzelnen Baugruppen sollen soweit aufbereitet sein, das sie <text:s/>einfach vom geübten Hobbybastler nachzubauen sind!</text:p>
      <text:p text:style-name="P3"/>
      <text:p text:style-name="P3">Deshalb sollen hier mal die kompletten Unterlagen zu den Modulen gesammelt werden.</text:p>
      <text:p text:style-name="P3">Hierzu gehören u.a.</text:p>
      <text:p text:style-name="P3"/>
      <text:list xml:id="list26540903" text:style-name="L1">
        <text:list-item>
          <text:p text:style-name="P6">Stromlaufplan und Layout (eagle-Format)</text:p>
        </text:list-item>
        <text:list-item>
          <text:p text:style-name="P6">Gerber-Daten für Platinenfertigung</text:p>
        </text:list-item>
        <text:list-item>
          <text:p text:style-name="P6">Stückliste</text:p>
        </text:list-item>
        <text:list-item>
          <text:p text:style-name="P6">Technische Daten der Baugruppe</text:p>
        </text:list-item>
        <text:list-item>
          <text:p text:style-name="P6">Funktionsbeschreibung</text:p>
        </text:list-item>
        <text:list-item>
          <text:p text:style-name="P6">ETS-VDx Datei für das Modul</text:p>
        </text:list-item>
        <text:list-item>
          <text:p text:style-name="P6">Firmware-Releases</text:p>
        </text:list-item>
      </text:list>
      <text:p text:style-name="Standard"/>
      <text:p text:style-name="Standard"/>
      <text:p text:style-name="Standard"/>
      <text:p text:style-name="Standard">Ich würde vorschlagen, das sich die Leute, die sich an der Vervollständigung der Daten beteiligen wollen im IRC abstimmen. Wir wollen doch die Arbeit nicht doppelt machen.</text:p>
      <text:p text:style-name="Standard"/>
      <text:p text:style-name="Standard"/>
      <text:p text:style-name="Standard">Der aktuelle Status kann der Produkt entnommen werden.</text:p>
      <text:p text:style-name="Standard"/>
      <text:p text:style-name="Standard"/>
      <text:p text:style-name="Standard">Gruß</text:p>
      <text:p text:style-name="Standard">Tig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Linienende_20_1" draw:display-name="Linienende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fo:font-size="10pt" style:font-size-asian="10pt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5cm" fo:margin-left="0cm" fo:margin-right="0cm" fo:margin-bottom="1.9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4" text:anchor-type="as-char" svg:width="4.948cm" svg:height="0.9cm" draw:z-index="0"><draw:image xlink:href="Pictures/10000000000000BB00000022866C32DC.jpg" xlink:type="simple" xlink:show="embed" xlink:actuate="onLoad"/></draw:frame><text:tab/><text:tab/></text:p>
        <text:p text:style-name="MP2">www.freebus.org</text:p>
      </style:header>
      <style:footer>
        <text:p text:style-name="Footer"><text:span text:style-name="MT1"><text:file-name text:display="name-and-extension">Readme.odt</text:file-name></text:span><text:span text:style-name="MT1"><text:tab/>Stand: 15.11.2008</text:span><text:tab/><text:span text:style-name="Page_20_Number"><text:page-number text:select-page="current">1</text:page-number></text:span><text:span text:style-name="Page_20_Number"> / </text:span><text:span text:style-name="Page_20_Number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duktübersicht</dc:title>
    <meta:initial-creator>Christian Bode</meta:initial-creator>
    <meta:creation-date>2008-11-15T10:49:00</meta:creation-date>
    <dc:creator>Christian Bode</dc:creator>
    <dc:date>2008-12-04T06:47:35.06</dc:date>
    <meta:print-date>2008-11-15T11:27:00</meta:print-date>
    <meta:editing-cycles>30</meta:editing-cycles>
    <meta:generator>OpenOffice.org/3.0$Win32 OpenOffice.org_project/300m9$Build-9358</meta:generator>
    <meta:editing-duration>PT01H21M11S</meta:editing-duration>
    <meta:document-statistic meta:table-count="0" meta:image-count="1" meta:object-count="0" meta:page-count="1" meta:paragraph-count="20" meta:word-count="157" meta:character-count="1075"/>
    <meta:user-defined meta:name="Info 1"/>
    <meta:user-defined meta:name="Info 2"/>
    <meta:user-defined meta:name="Info 3"/>
    <meta:user-defined meta:name="Info 4"/>
  </office:meta>
</office:document-meta>
</file>